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ca" fo:country="ES"/>
    </style:style>
    <style:style style:name="P2" style:family="paragraph" style:parent-style-name="Normal_20__28_Web_29_">
      <style:paragraph-properties fo:margin-left="0.101cm" fo:margin-right="0cm" fo:margin-top="0.199cm" fo:margin-bottom="0.423cm" fo:text-indent="0cm" style:auto-text-indent="false"/>
    </style:style>
    <style:style style:name="P3" style:family="paragraph" style:parent-style-name="Normal_20__28_Web_29_" style:list-style-name="L1">
      <style:paragraph-properties fo:margin-left="0.101cm" fo:margin-right="0cm" fo:margin-top="0.199cm" fo:margin-bottom="0.423cm" fo:text-indent="0cm" style:auto-text-indent="false"/>
    </style:style>
    <style:style style:name="P4" style:family="paragraph" style:parent-style-name="Normal_20__28_Web_29_">
      <style:paragraph-properties fo:margin-top="0.494cm" fo:margin-bottom="0.6cm"/>
      <style:text-properties fo:language="ca" fo:country="ES"/>
    </style:style>
    <style:style style:name="T1" style:family="text">
      <style:text-properties fo:language="ca" fo:country="ES"/>
    </style:style>
    <style:style style:name="T2" style:family="text">
      <style:text-properties fo:language="ca" fo:country="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FINICIÓ</text:h>
      <text:p text:style-name="P4">Es vol crear una aplicació en un entorn web que pugui assolir requisits necessaris en un centre escolar tals com un gestor de faltes d'assistència per a l'alumnat.</text:p>
      <text:h text:style-name="P1" text:outline-level="1">REQUERIMENTS</text:h>
      <text:p text:style-name="P2"><text:span text:style-name="T2">Resultats a obtenir</text:span><text:span text:style-name="T1">: Aplicació web en la que un professor, tutor o cap d'estudis tendrà accés a tota la informació anotada sobre les faltes d'assistència dels alumnes del centre i en la que podrà interactuar, anotant noves faltes d'assistència corresponents al seu alumnat. Permetre al professorat responsable de l'alumne gestionar les seves faltes d'assistència. L'administrador podrà crear tota la estructura d'un nou any acadèmic. Una vegada creada l'estructura els tutors podran assignar alumnes matriculats a la seva tutoria e introduir els cursos assignats a cada alumne. </text:span></text:p>
      <text:p text:style-name="P2"><text:span text:style-name="T2">Responsabilitats i criteris de decisió</text:span><text:span text:style-name="T1">: Equip de desenvolupament unipersonal (jo) + Equip docent (client).</text:span></text:p>
      <text:p text:style-name="P2"><text:span text:style-name="T2">Terminis</text:span><text:span text:style-name="T1">: 300 hores.</text:span></text:p>
      <text:p text:style-name="P2"><text:span text:style-name="T2">Model de procés</text:span><text:span text:style-name="T1">: Agil</text:span></text:p>
      <text:p text:style-name="P2"><text:span text:style-name="T2">Fases</text:span><text:span text:style-name="T1">: Extracció dels requisits i el seu anàlisi, la planificació per a la distribució dels processos que es portaran a terme durant tot el projecte, desenvolupament dels mòduls o funcionalitats de l'aplicació, probes per comprovar el bon funcionament del programari i finalment la entrega del projecte.</text:span></text:p>
      <text:p text:style-name="P2"><text:span text:style-name="T2">Prioritats</text:span><text:span text:style-name="T1">: Primer de tot s'han de tenir clars els mòduls principals del projecte i la seva correcta funcionalitat. Una vegada es tenguin clares aquestes funcionalitats, haurem de crear les “eines” necessàries per poder desenvolupar el programari, en aquest cas, el més necessari és el model de dades. Finalment, després de tot això, podrem començar amb el desenvolupament de les funcionalitats principals del projecte ja analitzades anteriorment amb el següent ordre prioritari:</text:span></text:p>
      <text:list xml:id="list29651483" text:style-name="L1">
        <text:list-item>
          <text:list>
            <text:list-item>
              <text:list>
                <text:list-item>
                  <text:p text:style-name="P3"><text:span text:style-name="T1">Crear un nou any acadèmic</text:span></text:p>
                </text:list-item>
                <text:list-item>
                  <text:p text:style-name="P3"><text:span text:style-name="T1">Gestionar els cursos, les classes i els subgrups</text:span></text:p>
                </text:list-item>
                <text:list-item>
                  <text:p text:style-name="P3"><text:span text:style-name="T1">Gestió del docent</text:span></text:p>
                </text:list-item>
                <text:list-item>
                  <text:p text:style-name="P3"><text:span text:style-name="T1">Assignar una classe o subgrup a un docent</text:span></text:p>
                </text:list-item>
                <text:list-item>
                  <text:p text:style-name="P3"><text:span text:style-name="T1">Introduir les tutories i assignar-les a un professor.</text:span></text:p>
                </text:list-item>
                <text:list-item>
                  <text:p text:style-name="P3"><text:span text:style-name="T1">Introduir alumnes</text:span></text:p>
                </text:list-item>
                <text:list-item>
                  <text:p text:style-name="P3"><text:span text:style-name="T1">Assignar alumnes a una tutoria</text:span></text:p>
                </text:list-item>
                <text:list-item>
                  <text:p text:style-name="P3"><text:soft-page-break/><text:span text:style-name="T1">Gestionar les faltes d'assistència de cada alumne</text:span></text:p>
                </text:list-item>
                <text:list-item>
                  <text:p text:style-name="P3"><text:span text:style-name="T1">Exportar tota la informació en un cvs.</text:span></text:p>
                </text:list-item>
              </text:list>
            </text:list-item>
          </text:list>
        </text:list-item>
      </text:list>
      <text:p text:style-name="P2"><text:span text:style-name="T1"/></text:p>
      <text:p text:style-name="P2"><text:span text:style-name="T2">Capacitats necessàries</text:span><text:span text:style-name="T1">: Coneixements de programació web a nivell de servidor PHP, coneixements de programació web a nivell de client HTML, Javascript, AJAX + Disseny CSS. Tenir coneixements del funcionament de l'organisme i saber analitzar tot el proces d'un projecte, gestionar-lo i administrar-lo adequadament.</text:span></text:p>
      <text:p text:style-name="P2"><text:span text:style-name="T2">Personal necessari</text:span><text:span text:style-name="T1">: 1 desenvolupadors i analista.</text:span></text:p>
      <text:p text:style-name="P2"><text:span text:style-name="T2">Pressupost</text:span><text:span text:style-name="T1">: No hi ha cap pressupost necessari.</text:span></text:p>
      <text:p text:style-name="P2"><text:span text:style-name="T2">Comunicació</text:span><text:span text:style-name="T1">: La comunicació necessària per assolir el projecte es tractarà amb l'equip docent que al mateix temps es el client.</text:span></text:p>
      <text:p text:style-name="P2"><text:span text:style-name="T2">Informes</text:span><text:span text:style-name="T1">: Informe diari del seguiment del projecte en un apartat comú per a que sigui visible tant per l'equip desenvolupador (jo) com per als clients (equip docent).</text:span></text:p>
      <text:p text:style-name="P2"><text:span text:style-name="T2">Riscos</text:span><text:span text:style-name="T1">: El risc més important que es pot donar en aquest projecte es la falta de temps diari de la que es disposa per assolir-lo. Que es pugui perdre la comunicació entre l'equip desenvolupador (jo) i els clients, a causa de la distancia i per tant no es puguin resoldre dubtes importants i així es pugui quedar estancat el projecte o un mòdul del projecte. Al només disposar d'un ordinador, el risc de que aquest es pugui trencar pot ser determinant per a poder assolir el projecte dintre del seu termin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49M41S</meta:editing-duration>
    <meta:editing-cycles>6</meta:editing-cycles>
    <meta:generator>OpenOffice.org/3.1$Win32 OpenOffice.org_project/310m11$Build-9399</meta:generator>
    <dc:date>2012-11-07T10:10:30.93</dc:date>
    <meta:document-statistic meta:table-count="0" meta:image-count="0" meta:object-count="0" meta:page-count="2" meta:paragraph-count="24" meta:word-count="511" meta:character-count="3233"/>
    <meta:user-defined meta:name="Info 1"/>
    <meta:user-defined meta:name="Info 2"/>
    <meta:user-defined meta:name="Info 3"/>
    <meta:user-defined meta:name="Info 4"/>
  </office:meta>
</office:document-meta>
</file>